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padding="0.0193in" fo:border="0.0008in solid #d9d9e3"/>
    </style:style>
  </office:automatic-styles>
  <office:body>
    <office:text>
      <office:forms form:automatic-focus="false" form:apply-design-mode="false">
        <form:form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problem at hand revolves around enhancing the user experience for customers who want to reserve a table at the Little Lemon restaurant through its mobile website. Currently, there is a lack of a streamlined and user-friendly reservation feature, causing potential patrons to face difficulties in securing a table for their desired date and time. The existing process may be cumbersome, leading to user frustration and potential abandonment of the reservation process.</text:p>
      <text:p text:style-name="P1">To address this issue, the goal is to design and prototype a Reserve a Table feature that not only simplifies the reservation process but also integrates seamlessly with the overall mobile website, offering users a delightful and efficient experience while aligning with the branding and aesthetics of Little Lemon. This solution aims to increase customer satisfaction, encourage more reservations, and ultimately contribute to the restaurant's success by providing a hassle-free and visually appealing reservation system.</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bastian Tleye</meta:initial-creator>
    <meta:creation-date>2024-01-15T11:03:27</meta:creation-date>
    <meta:document-statistic meta:table-count="0" meta:image-count="0" meta:object-count="0" meta:page-count="1" meta:paragraph-count="2" meta:word-count="147" meta:character-count="993"/>
    <dc:date>2024-01-15T11:05:06</dc:date>
    <dc:creator>Sebastian Tleye</dc:creator>
    <meta:editing-duration>PT1M39S</meta:editing-duration>
    <meta:editing-cycles>1</meta:editing-cycles>
    <meta:generator>OpenOffice/4.1.15$Unix OpenOffice.org_project/4115m2$Build-9813</meta:generator>
  </office:meta>
</office:document-meta>
</file>